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21b9" officeooo:paragraph-rsid="000921b9"/>
    </style:style>
    <style:style style:name="P2" style:family="paragraph" style:parent-style-name="Standard" style:list-style-name="L1">
      <style:text-properties officeooo:rsid="000921b9" officeooo:paragraph-rsid="000921b9"/>
    </style:style>
    <style:style style:name="P3" style:family="paragraph" style:parent-style-name="Standard" style:list-style-name="L2">
      <style:text-properties officeooo:rsid="000921b9" officeooo:paragraph-rsid="000921b9"/>
    </style:style>
    <style:style style:name="P4" style:family="paragraph" style:parent-style-name="Standard" style:list-style-name="L2">
      <style:text-properties officeooo:rsid="000a5966" officeooo:paragraph-rsid="000a5966"/>
    </style:style>
    <style:style style:name="P5" style:family="paragraph" style:parent-style-name="Standard" style:list-style-name="L3">
      <style:text-properties officeooo:rsid="000c3d5c" officeooo:paragraph-rsid="000c3d5c"/>
    </style:style>
    <style:style style:name="P6" style:family="paragraph" style:parent-style-name="Standard" style:list-style-name="L4">
      <style:text-properties officeooo:rsid="000c3d5c" officeooo:paragraph-rsid="000c3d5c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0c3d5c" officeooo:paragraph-rsid="000c3d5c"/>
    </style:style>
    <style:style style:name="P8" style:family="paragraph" style:parent-style-name="Standard" style:list-style-name="L5">
      <style:paragraph-properties fo:text-align="start" style:justify-single-word="false"/>
      <style:text-properties officeooo:rsid="000c3d5c" officeooo:paragraph-rsid="000c3d5c"/>
    </style:style>
    <style:style style:name="P9" style:family="paragraph" style:parent-style-name="Standard" style:list-style-name="L6">
      <style:paragraph-properties fo:text-align="start" style:justify-single-word="false"/>
      <style:text-properties officeooo:rsid="000c3d5c" officeooo:paragraph-rsid="000c3d5c"/>
    </style:style>
    <style:style style:name="P10" style:family="paragraph" style:parent-style-name="Standard" style:list-style-name="L6">
      <style:paragraph-properties fo:text-align="start" style:justify-single-word="false"/>
      <style:text-properties officeooo:rsid="000d7c1f" officeooo:paragraph-rsid="000d7c1f"/>
    </style:style>
    <style:style style:name="P11" style:family="paragraph" style:parent-style-name="Standard" style:list-style-name="L6">
      <style:paragraph-properties fo:text-align="start" style:justify-single-word="false"/>
      <style:text-properties officeooo:rsid="000e095c" officeooo:paragraph-rsid="000e095c"/>
    </style:style>
    <style:style style:name="P12" style:family="paragraph" style:parent-style-name="Standard" style:list-style-name="L6">
      <style:paragraph-properties fo:text-align="start" style:justify-single-word="false"/>
      <style:text-properties officeooo:paragraph-rsid="000e5324"/>
    </style:style>
    <style:style style:name="P13" style:family="paragraph" style:parent-style-name="Standard" style:list-style-name="L7">
      <style:paragraph-properties fo:text-align="start" style:justify-single-word="false"/>
      <style:text-properties officeooo:rsid="00126cc0" officeooo:paragraph-rsid="00126cc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7c1f" style:font-weight-asian="bold" style:font-weight-complex="bold"/>
    </style:style>
    <style:style style:name="T4" style:family="text">
      <style:text-properties fo:font-weight="bold" officeooo:rsid="00126cc0" style:font-weight-asian="bold" style:font-weight-complex="bold"/>
    </style:style>
    <style:style style:name="T5" style:family="text">
      <style:text-properties fo:font-weight="bold" officeooo:rsid="000e095c" style:font-weight-asian="bold" style:font-weight-complex="bold"/>
    </style:style>
    <style:style style:name="T6" style:family="text">
      <style:text-properties officeooo:rsid="000d7c1f"/>
    </style:style>
    <style:style style:name="T7" style:family="text">
      <style:text-properties officeooo:rsid="000e095c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0e5324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0fc275" style:font-size-asian="12pt" style:font-size-complex="12pt"/>
    </style:style>
    <style:style style:name="T11" style:family="text">
      <style:text-properties style:font-name="Liberation Serif" fo:font-size="12pt" officeooo:rsid="000e095c" style:font-size-asian="12pt" style:font-size-complex="12pt"/>
    </style:style>
    <style:style style:name="T12" style:family="text">
      <style:text-properties fo:font-size="12pt" officeooo:rsid="000e095c" style:font-size-asian="12pt" style:font-size-complex="12pt"/>
    </style:style>
    <style:style style:name="T13" style:family="text">
      <style:text-properties officeooo:rsid="00126c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e are just my personal notes on application of ITAR to Saturn, in lieu of (in advance of?) a professional legal opinion on the matter. <text:s/>– RSB</text:p>
      <text:p text:style-name="P1"/>
      <text:list xml:id="list460277171265388129" text:style-name="L1">
        <text:list-item>
          <text:p text:style-name="P2">(<text:a xlink:type="simple" xlink:href="https://en.wikipedia.org/wiki/International_Traffic_in_Arms_Regulations" text:style-name="Internet_20_link" text:visited-style-name="Visited_20_Internet_20_Link">All info in this item, #1, comes from Wikipedia</text:a>.) <text:s/>ITAR forbids “export” of items on the United State Munitions List (USML). <text:s/></text:p>
        </text:list-item>
      </text:list>
      <text:list xml:id="list6746447795997000196" text:style-name="L2">
        <text:list-item>
          <text:list>
            <text:list-item>
              <text:p text:style-name="P3">This means that such items may be shared only with “U.S. Persons”. <text:s/>A U.S. Person is a citizen of the United States, or an alien lawfully admitted for permanent residence, or an unincorporated association with a substantial number of members who are in the above categories, or a corporation incorporated in the US.</text:p>
              <text:list>
                <text:list-item>
                  <text:p text:style-name="P3">The Virtual AGC Project is <text:span text:style-name="T1">not</text:span> an unincorporated association as described above. <text:s/>Such an association is a group of people who come together for a common purpose (but not profit), <text:span text:style-name="T1">and</text:span> intending to created a legally binding relationship between themselves. <text:s/>The former is true for the Virtual AGC project, but the latter is not.</text:p>
                </text:list-item>
                <text:list-item>
                  <text:p text:style-name="P4">Other interested groups might be ….</text:p>
                </text:list-item>
              </text:list>
            </text:list-item>
            <text:list-item>
              <text:p text:style-name="P3"><text:a xlink:type="simple" xlink:href="https://www.ecfr.gov/cgi-bin/text-idx?node=pt22.1.121#se22.1.121_11" text:style-name="Internet_20_link" text:visited-style-name="Visited_20_Internet_20_Link">The current USML is here</text:a>.</text:p>
            </text:list-item>
          </text:list>
        </text:list-item>
      </text:list>
      <text:list xml:id="list609090734566586382" text:style-name="L3">
        <text:list-item>
          <text:p text:style-name="P5">The items we are interested in “exporting” are: <text:s/></text:p>
        </text:list-item>
      </text:list>
      <text:list xml:id="list2422193328694677572" text:style-name="L4">
        <text:list-item>
          <text:list>
            <text:list-item>
              <text:p text:style-name="P6">Software listings for the LVDC.</text:p>
            </text:list-item>
            <text:list-item>
              <text:p text:style-name="P6">Technical data about the components of the Saturn guidance system.</text:p>
            </text:list-item>
            <text:list-item>
              <text:p text:style-name="P6">Software and technical data for the CM and LM guidance systems.</text:p>
            </text:list-item>
          </text:list>
        </text:list-item>
      </text:list>
      <text:list xml:id="list85229033768113" text:continue-list="list609090734566586382" text:style-name="L3">
        <text:list-item>
          <text:p text:style-name="P5">Discovering what's on the USML involves drilling into the USML in a top-down fashion.</text:p>
          <text:list>
            <text:list-item>
              <text:p text:style-name="P7">Software listings for the LVDC.</text:p>
            </text:list-item>
          </text:list>
        </text:list-item>
      </text:list>
      <text:list xml:id="list8036975687607128946" text:style-name="L5">
        <text:list-item>
          <text:list>
            <text:list-item>
              <text:list>
                <text:list-item>
                  <text:p text:style-name="P8">For now, I'm not publishing these and am waiting for professional legal opinion. <text:s/><text:span text:style-name="T13">However, the analysis would seem (to me) to be identical to the next item (b).</text:span></text:p>
                </text:list-item>
              </text:list>
            </text:list-item>
          </text:list>
        </text:list-item>
      </text:list>
      <text:list xml:id="list85228569316656" text:continue-list="list85229033768113" text:style-name="L3">
        <text:list-item>
          <text:list>
            <text:list-item>
              <text:p text:style-name="P7">Technical data about components of the Saturn guidance system (IU).</text:p>
            </text:list-item>
          </text:list>
        </text:list-item>
      </text:list>
      <text:list xml:id="list2279167430952689995" text:style-name="L6">
        <text:list-item>
          <text:list>
            <text:list-item>
              <text:list>
                <text:list-item>
                  <text:p text:style-name="P9"><text:span text:style-name="T7">The rocket: <text:s/></text:span>Applicable USML section <text:span text:style-name="T6">for the rocket as a whole</text:span> is CATEGORY IV(a)<text:span text:style-name="T7">(</text:span>1<text:span text:style-name="T7">)</text:span>: <text:s/>Rockets, space launch vehicles (SLVs), and missiles capable of delivering at least a 500-kg payload to a range of at least 300 km (MT). <text:s/><text:span text:style-name="T2">Therefore, the Saturn V and Saturn I</text:span><text:span text:style-name="T3">B</text:span><text:span text:style-name="T2"> rockets themselves, and the SIVB stage </text:span><text:span text:style-name="T3">thereof</text:span><text:span text:style-name="T2">, are all forbidden</text:span><text:span text:style-name="T3"> articles</text:span>.</text:p>
                </text:list-item>
                <text:list-item>
                  <text:p text:style-name="P10"><text:span text:style-name="T7">Guidance system of the rocket: <text:s/></text:span>The applicable USML section for the guidance system of the rocket (which I'll take to be the Instrumentation Unit, or IU) is CATEGORY IV(h)<text:span text:style-name="T7">(</text:span>1<text:span text:style-name="T7">)</text:span>: <text:s/>Flight control and guidance systems for articles enumeraged in paragraph (a)(1) and (a)(2). <text:s/><text:span text:style-name="T2">Therefore, the IU is a forbidden article</text:span>.</text:p>
                </text:list-item>
                <text:list-item>
                  <text:p text:style-name="P11">Components of the guidance system of the rocket: <text:s/>Does not seem to be covered. <text:s/>CATEGORY IV(h)(30) covers components, but only if they are classified, contain classified software, or are being developed using classified information. <text:s/>None of these seem to apply, and if they ever had applied then they would now have been declassified for decades … but I admit that I can't definitively state that they are all unclassified. <text:s/>(I can't claim with 100% certainty that my toothbrush isn't classified.) <text:s/><text:span text:style-name="T4">Therefore, I would tentatively conclude that the components of the IU are not individually forbidden articles</text:span><text:span text:style-name="T13">.</text:span></text:p>
                </text:list-item>
                <text:list-item>
                  <text:p text:style-name="P12"><text:span text:style-name="T7">Technical data about components of the guidance system of the rocket: <text:s/>Since I found above that components of the guidance system aren't covered, I would conclude that their technical data isn't covered either. <text:s/></text:span><text:span text:style-name="T12">With that said, CATEGORY IV(x) relates to </text:span><text:span text:style-name="T8">Commodities, software, and technical data subject to the EAR </text:span><text:span text:style-name="T10">(</text:span><text:span text:style-name="T9">Export Administration Regulations</text:span><text:span text:style-name="T10">)</text:span><text:span text:style-name="T8"> used in or with defense articles</text:span><text:span text:style-name="T11">.</text:span><text:span text:style-name="T7"> <text:s text:c="2"/>(A “defense article” is defined as any article covered by the USML.) <text:s/>What I understand this to mean is articles which are already subject to export restrictions unrelated to the USML. <text:s/>Thus, using an export-</text:span><text:soft-page-break/><text:span text:style-name="T7">restricted item in a USML item without specifically enumerating it in the USML doesn't suddenly free it from export regulations. <text:s text:c="3"/>While I can't definitely rule out that the components of the IU are (today!) being used for non-USML purposes but are nevertheless export-restricted under the EAR, it seems unlikely. <text:s/></text:span><text:span text:style-name="T5">Therefore, I would tentatively conclude that technical data about the components of the IU are not individually forbidden articles</text:span><text:span text:style-name="T7">. <text:s/>I would also note that most (but not entirely) all of the technical data we have comes from archives which make that data available publicly (upon request) without restriction to nationality.</text:span></text:p>
                </text:list-item>
              </text:list>
            </text:list-item>
          </text:list>
        </text:list-item>
      </text:list>
      <text:list xml:id="list85229827662946" text:continue-list="list85228569316656" text:style-name="L3">
        <text:list-item>
          <text:list>
            <text:list-item>
              <text:p text:style-name="P7">Software and technical data for the CM and LM guidance systems.</text:p>
            </text:list-item>
          </text:list>
        </text:list-item>
      </text:list>
      <text:list xml:id="list3954043660365121509" text:style-name="L7">
        <text:list-item>
          <text:list>
            <text:list-item>
              <text:list>
                <text:list-item>
                  <text:p text:style-name="P13">Spacecraft: <text:s/>The controlling USML section is CATEGORY XV: <text:s/>Spacecraft and Related Articles. <text:s/>Various paragraphs could apply, TBD.</text:p>
                </text:list-item>
              </text:list>
            </text:list-item>
          </text:list>
        </text:list-item>
      </text:list>
      <text:list xml:id="list85228908641170" text:continue-list="list85229827662946" text:style-name="L3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7T07:38:20.352145417</meta:creation-date>
    <meta:generator>LibreOffice/5.0.3.2$Linux_X86_64 LibreOffice_project/00m0$Build-2</meta:generator>
    <dc:date>2020-06-27T08:52:27.957858660</dc:date>
    <meta:editing-duration>PT58M2S</meta:editing-duration>
    <meta:editing-cycles>8</meta:editing-cycles>
    <meta:document-statistic meta:table-count="0" meta:image-count="0" meta:object-count="0" meta:page-count="2" meta:paragraph-count="20" meta:word-count="695" meta:character-count="4235" meta:non-whitespace-character-count="3543"/>
  </office:meta>
</office:document-meta>
</file>